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36H39M58.856051S" calcext:value-type="time">
            <text:p>1636:39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/>
          <table:table-cell table:formula="of:=IF([.C315]-[.B315] &gt; 0; [.C315]-[.B3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NPC combat dialogue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16H20M27.329S" calcext:value-type="time">
            <text:p>16:2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9" table:number-columns-repeated="2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 style:data-style-name="N2" text:time-value="07:57:27.2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14T09:21:02.416000000</dc:date>
    <meta:editing-duration>P73DT5H58M35S</meta:editing-duration>
    <meta:editing-cycles>1923</meta:editing-cycles>
    <meta:generator>LibreOffice/7.2.6.2$Windows_X86_64 LibreOffice_project/b0ec3a565991f7569a5a7f5d24fed7f52653d754</meta:generator>
    <dc:creator>Benjamin Laws</dc:creator>
    <meta:document-statistic meta:table-count="2" meta:cell-count="2362" meta:object-count="0"/>
  </office:meta>
</office:document-meta>
</file>